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solid" svg:stroke-width="0.052cm" svg:stroke-color="#ff0000" draw:stroke-linejoin="round" svg:stroke-linecap="butt" draw:fill="none" fo:padding-top="0.026cm" fo:padding-bottom="0.026cm" fo:padding-left="0.026cm" fo:padding-right="0.026cm" loext:decorative="false"/>
    </style:style>
    <style:style style:name="gr3" style:family="graphic" style:parent-style-name="standard">
      <style:graphic-properties draw:stroke="solid" svg:stroke-width="0.035cm" svg:stroke-color="#2ca02c" draw:stroke-linejoin="round" svg:stroke-linecap="butt" draw:fill="solid" draw:fill-color="#2ca02c" fo:padding-top="0.017cm" fo:padding-bottom="0.017cm" fo:padding-left="0.017cm" fo:padding-right="0.017cm" loext:decorative="false"/>
    </style:style>
    <style:style style:name="gr4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dash" draw:stroke-dash="stroke-dash9" svg:stroke-width="0.07cm" svg:stroke-color="#000000" draw:stroke-linejoin="round" svg:stroke-linecap="butt" draw:fill="none" fo:padding-top="0.035cm" fo:padding-bottom="0.035cm" fo:padding-left="0.035cm" fo:padding-right="0.035cm" loext:decorative="false"/>
    </style:style>
    <style:style style:name="gr7" style:family="graphic" style:parent-style-name="standard">
      <style:graphic-properties draw:stroke="solid" svg:stroke-width="0.052cm" svg:stroke-color="#1f77b4" draw:stroke-linejoin="round" svg:stroke-linecap="square" draw:fill="none" fo:padding-top="0.026cm" fo:padding-bottom="0.026cm" fo:padding-left="0.026cm" fo:padding-right="0.026cm" loext:decorative="false"/>
    </style:style>
    <style:style style:name="gr8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 loext:decorative="false"/>
    </style:style>
    <style:style style:name="gr9" style:family="graphic" style:parent-style-name="standard">
      <style:graphic-properties draw:stroke="solid" svg:stroke-width="0.035cm" svg:stroke-color="#cccccc" svg:stroke-opacity="80%" draw:stroke-linejoin="miter" svg:stroke-linecap="butt" draw:fill="solid" draw:fill-color="#ffffff" draw:opacity="80%" fo:padding-top="0.017cm" fo:padding-bottom="0.017cm" fo:padding-left="0.017cm" fo:padding-right="0.017cm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2ca02c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solid" draw:fill-color="#ffffff" draw:opacity="80%"/>
    </style:style>
    <style:style style:name="T1" style:family="text">
      <style:text-properties fo:color="#000000" loext:opacity="100%" style:font-name="DejaVuSans" fo:font-size="10pt" fo:font-weight="normal" style:font-name-asian="DejaVuSans" style:font-size-asian="10pt" style:font-weight-asian="normal" style:font-name-complex="DejaVuSans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6.089cm" svg:height="4.237cm" svg:x="2.595cm" svg:y="1.46cm" svg:viewBox="0 0 16090 4238" draw:points="0,0 16090,0 16090,4238 0,4238">
          <text:p/>
        </draw:polygon>
        <draw:path draw:style-name="gr2" draw:text-style-name="P2" draw:layer="layout" svg:width="0.212cm" svg:height="0.211cm" svg:x="3.366cm" svg:y="1.868cm" svg:viewBox="0 0 213 212" svg:d="M0 212l213-212M0 0l213 212">
          <text:p/>
        </draw:path>
        <draw:path draw:style-name="gr2" draw:text-style-name="P2" draw:layer="layout" svg:width="0.212cm" svg:height="0.211cm" svg:x="3.659cm" svg:y="1.868cm" svg:viewBox="0 0 213 212" svg:d="M0 212l213-212M0 0l213 212">
          <text:p/>
        </draw:path>
        <draw:path draw:style-name="gr2" draw:text-style-name="P2" draw:layer="layout" svg:width="0.211cm" svg:height="0.211cm" svg:x="3.952cm" svg:y="1.868cm" svg:viewBox="0 0 212 212" svg:d="M0 212l212-212M0 0l212 212">
          <text:p/>
        </draw:path>
        <draw:path draw:style-name="gr2" draw:text-style-name="P2" draw:layer="layout" svg:width="0.212cm" svg:height="0.212cm" svg:x="4.244cm" svg:y="5.078cm" svg:viewBox="0 0 213 213" svg:d="M0 213l213-213M0 0l213 213">
          <text:p/>
        </draw:path>
        <draw:path draw:style-name="gr2" draw:text-style-name="P2" draw:layer="layout" svg:width="0.211cm" svg:height="0.212cm" svg:x="4.537cm" svg:y="5.078cm" svg:viewBox="0 0 212 213" svg:d="M0 213l212-213M0 0l212 213">
          <text:p/>
        </draw:path>
        <draw:path draw:style-name="gr2" draw:text-style-name="P2" draw:layer="layout" svg:width="0.212cm" svg:height="0.212cm" svg:x="4.829cm" svg:y="5.078cm" svg:viewBox="0 0 213 213" svg:d="M0 213l213-213M0 0l213 213">
          <text:p/>
        </draw:path>
        <draw:path draw:style-name="gr2" draw:text-style-name="P2" draw:layer="layout" svg:width="0.212cm" svg:height="0.212cm" svg:x="5.122cm" svg:y="5.078cm" svg:viewBox="0 0 213 213" svg:d="M0 213l213-213M0 0l213 213">
          <text:p/>
        </draw:path>
        <draw:path draw:style-name="gr2" draw:text-style-name="P2" draw:layer="layout" svg:width="0.212cm" svg:height="0.212cm" svg:x="5.414cm" svg:y="5.078cm" svg:viewBox="0 0 213 213" svg:d="M0 213l213-213M0 0l213 213">
          <text:p/>
        </draw:path>
        <draw:path draw:style-name="gr2" draw:text-style-name="P2" draw:layer="layout" svg:width="0.212cm" svg:height="0.212cm" svg:x="5.707cm" svg:y="5.078cm" svg:viewBox="0 0 213 213" svg:d="M0 213l213-213M0 0l213 213">
          <text:p/>
        </draw:path>
        <draw:path draw:style-name="gr2" draw:text-style-name="P2" draw:layer="layout" svg:width="0.211cm" svg:height="0.212cm" svg:x="6cm" svg:y="5.078cm" svg:viewBox="0 0 212 213" svg:d="M0 213l212-213M0 0l212 213">
          <text:p/>
        </draw:path>
        <draw:path draw:style-name="gr3" draw:text-style-name="P3" draw:layer="layout" svg:width="0.212cm" svg:height="0.212cm" svg:x="6.292cm" svg:y="5.078cm" svg:viewBox="0 0 213 213" svg:d="M106 213c28 0 56-11 76-31s31-47 31-75-11-55-31-76c-20-20-48-31-76-31s-55 11-75 31c-20 21-31 48-31 76s11 55 31 75 47 31 75 31z">
          <text:p/>
        </draw:path>
        <draw:path draw:style-name="gr3" draw:text-style-name="P3" draw:layer="layout" svg:width="0.211cm" svg:height="0.212cm" svg:x="6.585cm" svg:y="5.078cm" svg:viewBox="0 0 212 213" svg:d="M107 213c28 0 55-11 74-31 20-20 31-47 31-75s-11-55-31-76c-19-20-46-31-74-31s-56 11-76 31c-20 21-31 48-31 76s11 55 31 75 48 31 76 31z">
          <text:p/>
        </draw:path>
        <draw:path draw:style-name="gr3" draw:text-style-name="P3" draw:layer="layout" svg:width="0.212cm" svg:height="0.212cm" svg:x="6.877cm" svg:y="5.078cm" svg:viewBox="0 0 213 213" svg:d="M106 213c28 0 55-11 75-31 21-20 32-47 32-75s-11-55-32-76c-20-20-47-31-75-31s-55 11-75 31c-19 21-31 48-31 76s12 55 31 75c20 20 47 31 75 31z">
          <text:p/>
        </draw:path>
        <draw:path draw:style-name="gr3" draw:text-style-name="P3" draw:layer="layout" svg:width="0.212cm" svg:height="0.212cm" svg:x="7.17cm" svg:y="5.078cm" svg:viewBox="0 0 213 213" svg:d="M106 213c29 0 56-11 76-31s31-47 31-75-11-55-31-76c-20-20-47-31-76-31-28 0-55 11-75 31-20 21-31 48-31 76s11 55 31 75 47 31 75 31z">
          <text:p/>
        </draw:path>
        <draw:path draw:style-name="gr3" draw:text-style-name="P3" draw:layer="layout" svg:width="0.211cm" svg:height="0.212cm" svg:x="7.463cm" svg:y="5.078cm" svg:viewBox="0 0 212 213" svg:d="M106 213c28 0 55-11 75-31s31-47 31-75-11-55-31-76c-20-20-47-31-75-31s-55 11-74 31c-21 21-32 48-32 76s11 55 32 75c19 20 46 31 74 31z">
          <text:p/>
        </draw:path>
        <draw:path draw:style-name="gr3" draw:text-style-name="P3" draw:layer="layout" svg:width="0.212cm" svg:height="0.212cm" svg:x="7.755cm" svg:y="5.078cm" svg:viewBox="0 0 213 213" svg:d="M106 213c28 0 56-11 76-31s31-47 31-75-11-55-31-76c-20-20-48-31-76-31s-55 11-75 31c-20 21-31 48-31 76s11 55 31 75 47 31 75 31z">
          <text:p/>
        </draw:path>
        <draw:path draw:style-name="gr3" draw:text-style-name="P3" draw:layer="layout" svg:width="0.211cm" svg:height="0.212cm" svg:x="8.048cm" svg:y="5.078cm" svg:viewBox="0 0 212 213" svg:d="M107 213c28 0 55-11 74-31 20-20 31-47 31-75s-11-55-31-76c-19-20-46-31-74-31s-56 11-76 31c-20 21-31 48-31 76s11 55 31 75 48 31 76 31z">
          <text:p/>
        </draw:path>
        <draw:path draw:style-name="gr3" draw:text-style-name="P3" draw:layer="layout" svg:width="0.212cm" svg:height="0.211cm" svg:x="8.34cm" svg:y="1.868cm" svg:viewBox="0 0 213 212" svg:d="M106 212c28 0 55-11 75-31 20-19 32-46 32-74 0-30-12-56-32-76s-47-31-75-31-55 11-75 31-31 46-31 76c0 28 11 55 31 74 20 20 47 31 75 31z">
          <text:p/>
        </draw:path>
        <draw:path draw:style-name="gr3" draw:text-style-name="P3" draw:layer="layout" svg:width="0.212cm" svg:height="0.211cm" svg:x="8.633cm" svg:y="1.868cm" svg:viewBox="0 0 213 212" svg:d="M106 212c29 0 56-11 76-31 19-19 31-46 31-74 0-30-12-56-31-76-20-20-47-31-76-31-28 0-55 11-75 31s-31 46-31 76c0 28 11 55 31 74 20 20 47 31 75 31z">
          <text:p/>
        </draw:path>
        <draw:path draw:style-name="gr3" draw:text-style-name="P3" draw:layer="layout" svg:width="0.211cm" svg:height="0.211cm" svg:x="8.926cm" svg:y="1.868cm" svg:viewBox="0 0 212 212" svg:d="M106 212c28 0 55-11 75-31 20-19 31-46 31-74 0-30-11-56-31-76s-47-31-75-31-55 11-75 31-31 46-31 76c0 28 11 55 31 74 20 20 47 31 75 31z">
          <text:p/>
        </draw:path>
        <draw:path draw:style-name="gr3" draw:text-style-name="P3" draw:layer="layout" svg:width="0.212cm" svg:height="0.211cm" svg:x="9.218cm" svg:y="1.868cm" svg:viewBox="0 0 213 212" svg:d="M106 212c28 0 55-11 76-31 20-19 31-46 31-74 0-30-11-56-31-76-21-20-48-31-76-31s-55 11-75 31-31 46-31 76c0 28 11 55 31 74 20 20 47 31 75 31z">
          <text:p/>
        </draw:path>
        <draw:path draw:style-name="gr3" draw:text-style-name="P3" draw:layer="layout" svg:width="0.211cm" svg:height="0.211cm" svg:x="9.511cm" svg:y="1.868cm" svg:viewBox="0 0 212 212" svg:d="M107 212c28 0 55-11 74-31 20-19 31-46 31-74 0-30-11-56-31-76-19-20-46-31-74-31-30 0-56 11-76 31s-31 46-31 76c0 28 11 55 31 74 20 20 46 31 76 31z">
          <text:p/>
        </draw:path>
        <draw:path draw:style-name="gr3" draw:text-style-name="P3" draw:layer="layout" svg:width="0.212cm" svg:height="0.211cm" svg:x="9.803cm" svg:y="1.868cm" svg:viewBox="0 0 213 212" svg:d="M107 212c28 0 55-11 75-31 20-19 31-46 31-74 0-30-11-56-31-76s-47-31-75-31-55 11-75 31-32 46-32 76c0 28 12 55 32 74 20 20 47 31 75 31z">
          <text:p/>
        </draw:path>
        <draw:path draw:style-name="gr3" draw:text-style-name="P3" draw:layer="layout" svg:width="0.212cm" svg:height="0.212cm" svg:x="10.096cm" svg:y="5.078cm" svg:viewBox="0 0 213 213" svg:d="M106 213c28 0 56-11 76-31 19-20 31-47 31-75s-12-55-31-76c-20-20-48-31-76-31s-55 11-75 31c-20 21-31 48-31 76s11 55 31 75 47 31 75 31z">
          <text:p/>
        </draw:path>
        <draw:path draw:style-name="gr3" draw:text-style-name="P3" draw:layer="layout" svg:width="0.212cm" svg:height="0.212cm" svg:x="10.388cm" svg:y="5.078cm" svg:viewBox="0 0 213 213" svg:d="M107 213c28 0 55-11 75-31s31-47 31-75-11-55-31-76c-20-20-47-31-75-31s-56 11-76 31c-19 21-31 48-31 76s12 55 31 75c20 20 48 31 76 31z">
          <text:p/>
        </draw:path>
        <draw:path draw:style-name="gr3" draw:text-style-name="P3" draw:layer="layout" svg:width="0.212cm" svg:height="0.212cm" svg:x="10.681cm" svg:y="5.078cm" svg:viewBox="0 0 213 213" svg:d="M106 213c28 0 55-11 75-31 21-20 32-47 32-75s-11-55-32-76c-20-20-47-31-75-31s-55 11-75 31c-20 21-31 48-31 76s11 55 31 75 47 31 75 31z">
          <text:p/>
        </draw:path>
        <draw:path draw:style-name="gr3" draw:text-style-name="P3" draw:layer="layout" svg:width="0.211cm" svg:height="0.212cm" svg:x="10.974cm" svg:y="5.078cm" svg:viewBox="0 0 212 213" svg:d="M106 213c29 0 55-11 75-31s31-47 31-75-11-55-31-76c-20-20-46-31-75-31s-56 11-75 31c-20 21-31 48-31 76s11 55 31 75c19 20 46 31 75 31z">
          <text:p/>
        </draw:path>
        <draw:path draw:style-name="gr3" draw:text-style-name="P3" draw:layer="layout" svg:width="0.212cm" svg:height="0.212cm" svg:x="11.266cm" svg:y="5.078cm" svg:viewBox="0 0 213 213" svg:d="M107 213c28 0 55-11 75-31s31-47 31-75-11-55-31-76c-20-20-47-31-75-31s-55 11-75 31c-21 21-32 48-32 76s11 55 32 75c20 20 47 31 75 31z">
          <text:p/>
        </draw:path>
        <draw:path draw:style-name="gr3" draw:text-style-name="P3" draw:layer="layout" svg:width="0.211cm" svg:height="0.212cm" svg:x="11.559cm" svg:y="5.078cm" svg:viewBox="0 0 212 213" svg:d="M106 213c28 0 56-11 75-31 20-20 31-47 31-75s-11-55-31-76c-19-20-47-31-75-31s-55 11-75 31c-20 21-31 48-31 76s11 55 31 75 47 31 75 31z">
          <text:p/>
        </draw:path>
        <draw:path draw:style-name="gr3" draw:text-style-name="P3" draw:layer="layout" svg:width="0.212cm" svg:height="0.212cm" svg:x="11.851cm" svg:y="5.078cm" svg:viewBox="0 0 213 213" svg:d="M107 213c28 0 55-11 75-31s31-47 31-75-11-55-31-76c-20-20-47-31-75-31s-56 11-76 31c-19 21-31 48-31 76s12 55 31 75c20 20 48 31 76 31z">
          <text:p/>
        </draw:path>
        <draw:path draw:style-name="gr3" draw:text-style-name="P3" draw:layer="layout" svg:width="0.212cm" svg:height="0.211cm" svg:x="12.144cm" svg:y="1.868cm" svg:viewBox="0 0 213 212" svg:d="M106 212c28 0 55-11 75-31 21-19 32-46 32-74 0-30-11-56-32-76-20-20-47-31-75-31s-55 11-75 31-31 46-31 76c0 28 11 55 31 74 20 20 47 31 75 31z">
          <text:p/>
        </draw:path>
        <draw:path draw:style-name="gr3" draw:text-style-name="P3" draw:layer="layout" svg:width="0.211cm" svg:height="0.211cm" svg:x="12.437cm" svg:y="1.868cm" svg:viewBox="0 0 212 212" svg:d="M105 212c29 0 56-11 76-31 20-19 31-46 31-74 0-30-11-56-31-76s-47-31-76-31c-28 0-55 11-74 31-20 20-31 46-31 76 0 28 11 55 31 74 19 20 46 31 74 31z">
          <text:p/>
        </draw:path>
        <draw:path draw:style-name="gr3" draw:text-style-name="P3" draw:layer="layout" svg:width="0.212cm" svg:height="0.211cm" svg:x="12.729cm" svg:y="1.868cm" svg:viewBox="0 0 213 212" svg:d="M107 212c28 0 55-11 75-31 20-19 31-46 31-74 0-30-11-56-31-76s-47-31-75-31-55 11-76 31c-20 20-31 46-31 76 0 28 11 55 31 74 21 20 48 31 76 31z">
          <text:p/>
        </draw:path>
        <draw:path draw:style-name="gr3" draw:text-style-name="P3" draw:layer="layout" svg:width="0.211cm" svg:height="0.212cm" svg:x="13.022cm" svg:y="5.078cm" svg:viewBox="0 0 212 213" svg:d="M106 213c28 0 55-11 75-31s31-47 31-75-11-55-31-76c-20-20-47-31-75-31s-55 11-75 31c-20 21-31 48-31 76s11 55 31 75 47 31 75 31z">
          <text:p/>
        </draw:path>
        <draw:path draw:style-name="gr3" draw:text-style-name="P3" draw:layer="layout" svg:width="0.212cm" svg:height="0.212cm" svg:x="13.314cm" svg:y="5.078cm" svg:viewBox="0 0 213 213" svg:d="M107 213c28 0 55-11 75-31s31-47 31-75-11-55-31-76c-20-20-47-31-75-31-29 0-56 11-76 31-19 21-31 48-31 76s12 55 31 75c20 20 47 31 76 31z">
          <text:p/>
        </draw:path>
        <draw:path draw:style-name="gr3" draw:text-style-name="P3" draw:layer="layout" svg:width="0.212cm" svg:height="0.212cm" svg:x="13.607cm" svg:y="5.078cm" svg:viewBox="0 0 213 213" svg:d="M107 213c28 0 55-11 75-31 19-20 31-47 31-75s-12-55-31-76c-20-20-47-31-75-31s-55 11-75 31c-20 21-32 48-32 76s12 55 32 75 47 31 75 31z">
          <text:p/>
        </draw:path>
        <draw:path draw:style-name="gr3" draw:text-style-name="P3" draw:layer="layout" svg:width="0.211cm" svg:height="0.212cm" svg:x="13.9cm" svg:y="5.078cm" svg:viewBox="0 0 212 213" svg:d="M105 213c29 0 56-11 76-31s31-47 31-75-11-55-31-76c-20-20-47-31-76-31-28 0-55 11-74 31-20 21-31 48-31 76s11 55 31 75c19 20 46 31 74 31z">
          <text:p/>
        </draw:path>
        <draw:path draw:style-name="gr3" draw:text-style-name="P3" draw:layer="layout" svg:width="0.212cm" svg:height="0.212cm" svg:x="14.192cm" svg:y="5.078cm" svg:viewBox="0 0 213 213" svg:d="M107 213c28 0 55-11 75-31s31-47 31-75-11-55-31-76c-20-20-47-31-75-31s-55 11-76 31c-20 21-31 48-31 76s11 55 31 75c21 20 48 31 76 31z">
          <text:p/>
        </draw:path>
        <draw:path draw:style-name="gr3" draw:text-style-name="P3" draw:layer="layout" svg:width="0.211cm" svg:height="0.212cm" svg:x="14.485cm" svg:y="5.078cm" svg:viewBox="0 0 212 213" svg:d="M106 213c28 0 55-11 75-31s31-47 31-75-11-55-31-76c-20-20-47-31-75-31-29 0-55 11-75 31-20 21-31 48-31 76s11 55 31 75 46 31 75 31z">
          <text:p/>
        </draw:path>
        <draw:path draw:style-name="gr3" draw:text-style-name="P3" draw:layer="layout" svg:width="0.212cm" svg:height="0.212cm" svg:x="14.777cm" svg:y="5.078cm" svg:viewBox="0 0 213 213" svg:d="M107 213c28 0 55-11 75-31s31-47 31-75-11-55-31-76c-20-20-47-31-75-31-29 0-56 11-76 31-20 21-31 48-31 76s11 55 31 75 47 31 76 31z">
          <text:p/>
        </draw:path>
        <draw:path draw:style-name="gr3" draw:text-style-name="P3" draw:layer="layout" svg:width="0.212cm" svg:height="0.212cm" svg:x="15.07cm" svg:y="5.078cm" svg:viewBox="0 0 213 213" svg:d="M107 213c28 0 55-11 75-31 19-20 31-47 31-75s-12-55-31-76c-20-20-47-31-75-31s-55 11-75 31c-21 21-32 48-32 76s11 55 32 75c20 20 47 31 75 31z">
          <text:p/>
        </draw:path>
        <draw:path draw:style-name="gr3" draw:text-style-name="P3" draw:layer="layout" svg:width="0.212cm" svg:height="0.212cm" svg:x="15.362cm" svg:y="5.078cm" svg:viewBox="0 0 213 213" svg:d="M106 213c28 0 56-11 76-31s31-47 31-75-11-55-31-76c-20-20-48-31-76-31s-55 11-75 31c-19 21-31 48-31 76s12 55 31 75c20 20 47 31 75 31z">
          <text:p/>
        </draw:path>
        <draw:path draw:style-name="gr3" draw:text-style-name="P3" draw:layer="layout" svg:width="0.212cm" svg:height="0.212cm" svg:x="15.655cm" svg:y="5.078cm" svg:viewBox="0 0 213 213" svg:d="M107 213c28 0 55-11 75-31s31-47 31-75-11-55-31-76c-20-20-47-31-75-31s-56 11-76 31c-20 21-31 48-31 76s11 55 31 75 48 31 76 31z">
          <text:p/>
        </draw:path>
        <draw:path draw:style-name="gr3" draw:text-style-name="P3" draw:layer="layout" svg:width="0.211cm" svg:height="0.212cm" svg:x="15.948cm" svg:y="5.078cm" svg:viewBox="0 0 212 213" svg:d="M106 213c28 0 54-11 74-31 21-20 32-47 32-75s-11-55-32-76c-20-20-46-31-74-31-29 0-55 11-75 31-20 21-31 48-31 76s11 55 31 75 46 31 75 31z">
          <text:p/>
        </draw:path>
        <draw:path draw:style-name="gr3" draw:text-style-name="P3" draw:layer="layout" svg:width="0.212cm" svg:height="0.212cm" svg:x="16.24cm" svg:y="5.078cm" svg:viewBox="0 0 213 213" svg:d="M106 213c29 0 56-11 76-31s31-47 31-75-11-55-31-76c-20-20-47-31-76-31-28 0-55 11-75 31-20 21-31 48-31 76s11 55 31 75 47 31 75 31z">
          <text:p/>
        </draw:path>
        <draw:path draw:style-name="gr3" draw:text-style-name="P3" draw:layer="layout" svg:width="0.212cm" svg:height="0.212cm" svg:x="16.533cm" svg:y="5.078cm" svg:viewBox="0 0 213 213" svg:d="M107 213c28 0 55-11 75-31 19-20 31-47 31-75s-12-55-31-76c-20-20-47-31-75-31s-55 11-75 31c-21 21-32 48-32 76s11 55 32 75c20 20 47 31 75 31z">
          <text:p/>
        </draw:path>
        <draw:path draw:style-name="gr3" draw:text-style-name="P3" draw:layer="layout" svg:width="0.212cm" svg:height="0.212cm" svg:x="16.825cm" svg:y="5.078cm" svg:viewBox="0 0 213 213" svg:d="M106 213c28 0 56-11 76-31s31-47 31-75-11-55-31-76c-20-20-48-31-76-31s-55 11-75 31c-19 21-31 48-31 76s12 55 31 75c20 20 47 31 75 31z">
          <text:p/>
        </draw:path>
        <draw:path draw:style-name="gr3" draw:text-style-name="P3" draw:layer="layout" svg:width="0.212cm" svg:height="0.211cm" svg:x="17.118cm" svg:y="1.868cm" svg:viewBox="0 0 213 212" svg:d="M107 212c28 0 55-11 75-31 20-19 31-46 31-74 0-30-11-56-31-76s-47-31-75-31c-29 0-56 11-76 31s-31 46-31 76c0 28 11 55 31 74 20 20 47 31 76 31z">
          <text:p/>
        </draw:path>
        <draw:path draw:style-name="gr3" draw:text-style-name="P3" draw:layer="layout" svg:width="0.211cm" svg:height="0.211cm" svg:x="17.411cm" svg:y="1.868cm" svg:viewBox="0 0 212 212" svg:d="M105 212c29 0 55-11 75-31 20-19 32-46 32-74 0-30-12-56-32-76s-46-31-75-31c-28 0-55 11-74 31-20 20-31 46-31 76 0 28 11 55 31 74 19 20 46 31 74 31z">
          <text:p/>
        </draw:path>
        <draw:path draw:style-name="gr3" draw:text-style-name="P3" draw:layer="layout" svg:width="0.212cm" svg:height="0.211cm" svg:x="17.703cm" svg:y="1.868cm" svg:viewBox="0 0 213 212" svg:d="M106 212c29 0 56-11 76-31 20-19 31-46 31-74 0-30-11-56-31-76s-47-31-76-31c-28 0-55 11-75 31s-31 46-31 76c0 28 11 55 31 74 20 20 47 31 75 31z">
          <text:p/>
        </draw:path>
        <draw:path draw:style-name="gr2" draw:text-style-name="P2" draw:layer="layout" svg:width="0.211cm" svg:height="0.212cm" svg:x="6cm" svg:y="5.078cm" svg:viewBox="0 0 212 213" svg:d="M0 213l212-213M0 0l212 213">
          <text:p/>
        </draw:path>
        <draw:path draw:style-name="gr3" draw:text-style-name="P3" draw:layer="layout" svg:width="0.212cm" svg:height="0.211cm" svg:x="17.703cm" svg:y="1.868cm" svg:viewBox="0 0 213 212" svg:d="M106 212c29 0 56-11 76-31 20-19 31-46 31-74 0-30-11-56-31-76s-47-31-76-31c-28 0-55 11-75 31s-31 46-31 76c0 28 11 55 31 74 20 20 47 31 75 31z">
          <text:p/>
        </draw:path>
        <draw:line draw:style-name="gr4" draw:text-style-name="P2" draw:layer="layout" svg:x1="3.326cm" svg:y1="5.697cm" svg:x2="3.326cm" svg:y2="5.821cm">
          <text:p/>
        </draw:line>
        <draw:line draw:style-name="gr4" draw:text-style-name="P2" draw:layer="layout" svg:x1="6.251cm" svg:y1="5.697cm" svg:x2="6.251cm" svg:y2="5.821cm">
          <text:p/>
        </draw:line>
        <draw:frame draw:style-name="gr5" draw:text-style-name="P5" draw:layer="layout" svg:width="0.784cm" svg:height="0.412cm" svg:x="2.934cm" svg:y="5.885cm">
          <draw:text-box>
            <text:p text:style-name="P4"><text:span text:style-name="T1">0.00</text:span></text:p>
          </draw:text-box>
        </draw:frame>
        <draw:line draw:style-name="gr4" draw:text-style-name="P2" draw:layer="layout" svg:x1="9.176cm" svg:y1="5.697cm" svg:x2="9.176cm" svg:y2="5.821cm">
          <text:p/>
        </draw:line>
        <draw:frame draw:style-name="gr5" draw:text-style-name="P5" draw:layer="layout" svg:width="0.784cm" svg:height="0.412cm" svg:x="5.859cm" svg:y="5.885cm">
          <draw:text-box>
            <text:p text:style-name="P4"><text:span text:style-name="T1">0.02</text:span></text:p>
          </draw:text-box>
        </draw:frame>
        <draw:line draw:style-name="gr4" draw:text-style-name="P2" draw:layer="layout" svg:x1="12.102cm" svg:y1="5.697cm" svg:x2="12.102cm" svg:y2="5.821cm">
          <text:p/>
        </draw:line>
        <draw:frame draw:style-name="gr5" draw:text-style-name="P5" draw:layer="layout" svg:width="0.784cm" svg:height="0.412cm" svg:x="8.784cm" svg:y="5.885cm">
          <draw:text-box>
            <text:p text:style-name="P4"><text:span text:style-name="T1">0.04</text:span></text:p>
          </draw:text-box>
        </draw:frame>
        <draw:line draw:style-name="gr4" draw:text-style-name="P2" draw:layer="layout" svg:x1="15.027cm" svg:y1="5.697cm" svg:x2="15.027cm" svg:y2="5.821cm">
          <text:p/>
        </draw:line>
        <draw:frame draw:style-name="gr5" draw:text-style-name="P5" draw:layer="layout" svg:width="0.784cm" svg:height="0.412cm" svg:x="11.71cm" svg:y="5.885cm">
          <draw:text-box>
            <text:p text:style-name="P4"><text:span text:style-name="T1">0.06</text:span></text:p>
          </draw:text-box>
        </draw:frame>
        <draw:line draw:style-name="gr4" draw:text-style-name="P2" draw:layer="layout" svg:x1="17.952cm" svg:y1="5.697cm" svg:x2="17.952cm" svg:y2="5.821cm">
          <text:p/>
        </draw:line>
        <draw:frame draw:style-name="gr5" draw:text-style-name="P5" draw:layer="layout" svg:width="0.784cm" svg:height="0.412cm" svg:x="14.635cm" svg:y="5.885cm">
          <draw:text-box>
            <text:p text:style-name="P4"><text:span text:style-name="T1">0.08</text:span></text:p>
          </draw:text-box>
        </draw:frame>
        <draw:frame draw:style-name="gr5" draw:text-style-name="P5" draw:layer="layout" svg:width="0.784cm" svg:height="0.412cm" svg:x="17.56cm" svg:y="5.885cm">
          <draw:text-box>
            <text:p text:style-name="P4"><text:span text:style-name="T1">0.10</text:span></text:p>
          </draw:text-box>
        </draw:frame>
        <draw:line draw:style-name="gr4" draw:text-style-name="P2" draw:layer="layout" svg:x1="2.595cm" svg:y1="5.184cm" svg:x2="2.471cm" svg:y2="5.184cm">
          <text:p/>
        </draw:line>
        <draw:frame draw:style-name="gr5" draw:text-style-name="P5" draw:layer="layout" svg:width="2.005cm" svg:height="0.412cm" svg:x="9.745cm" svg:y="6.5cm">
          <draw:text-box>
            <text:p text:style-name="P4"><text:span text:style-name="T1">Tempo (us)</text:span></text:p>
          </draw:text-box>
        </draw:frame>
        <draw:line draw:style-name="gr4" draw:text-style-name="P2" draw:layer="layout" svg:x1="2.595cm" svg:y1="1.974cm" svg:x2="2.471cm" svg:y2="1.974cm">
          <text:p/>
        </draw:line>
        <draw:frame draw:style-name="gr5" draw:text-style-name="P5" draw:layer="layout" svg:width="0.352cm" svg:height="0.412cm" svg:x="2.124cm" svg:y="4.991cm">
          <draw:text-box>
            <text:p text:style-name="P4"><text:span text:style-name="T1">0</text:span></text:p>
          </draw:text-box>
        </draw:frame>
        <draw:frame draw:style-name="gr5" draw:text-style-name="P5" draw:layer="layout" svg:width="0.352cm" svg:height="0.412cm" svg:x="2.124cm" svg:y="1.781cm">
          <draw:text-box>
            <text:p text:style-name="P4"><text:span text:style-name="T1">1</text:span></text:p>
          </draw:text-box>
        </draw:frame>
        <draw:line draw:style-name="gr6" draw:text-style-name="P2" draw:layer="layout" svg:x1="3.326cm" svg:y1="5.505cm" svg:x2="3.326cm" svg:y2="1.653cm">
          <text:p/>
        </draw:line>
        <draw:line draw:style-name="gr6" draw:text-style-name="P2" draw:layer="layout" svg:x1="6.251cm" svg:y1="5.505cm" svg:x2="6.251cm" svg:y2="1.653cm">
          <text:p/>
        </draw:line>
        <draw:line draw:style-name="gr6" draw:text-style-name="P2" draw:layer="layout" svg:x1="9.176cm" svg:y1="5.505cm" svg:x2="9.176cm" svg:y2="1.653cm">
          <text:p/>
        </draw:line>
        <draw:line draw:style-name="gr6" draw:text-style-name="P2" draw:layer="layout" svg:x1="12.102cm" svg:y1="5.505cm" svg:x2="12.102cm" svg:y2="1.653cm">
          <text:p/>
        </draw:line>
        <draw:line draw:style-name="gr6" draw:text-style-name="P2" draw:layer="layout" svg:x1="15.027cm" svg:y1="5.505cm" svg:x2="15.027cm" svg:y2="1.653cm">
          <text:p/>
        </draw:line>
        <draw:line draw:style-name="gr6" draw:text-style-name="P2" draw:layer="layout" svg:x1="17.952cm" svg:y1="5.505cm" svg:x2="17.952cm" svg:y2="1.653cm">
          <text:p/>
        </draw:line>
        <draw:polyline draw:style-name="gr7" draw:text-style-name="P2" draw:layer="layout" svg:width="14.626cm" svg:height="3.21cm" svg:x="3.326cm" svg:y="1.974cm" svg:viewBox="0 0 14627 3211" draw:points="0,0 875,0 881,3211 4972,3211 4978,0 6727,0 6733,3211 8776,3211 8781,0 9653,0 9659,3211 13750,3211 13755,0 14627,0">
          <text:p/>
        </draw:polyline>
        <draw:line draw:style-name="gr8" draw:text-style-name="P2" draw:layer="layout" svg:x1="2.595cm" svg:y1="5.697cm" svg:x2="2.595cm" svg:y2="1.46cm">
          <text:p/>
        </draw:line>
        <draw:line draw:style-name="gr8" draw:text-style-name="P2" draw:layer="layout" svg:x1="18.684cm" svg:y1="5.697cm" svg:x2="18.684cm" svg:y2="1.46cm">
          <text:p/>
        </draw:line>
        <draw:line draw:style-name="gr8" draw:text-style-name="P2" draw:layer="layout" svg:x1="2.595cm" svg:y1="5.697cm" svg:x2="18.684cm" svg:y2="5.697cm">
          <text:p/>
        </draw:line>
        <draw:line draw:style-name="gr8" draw:text-style-name="P2" draw:layer="layout" svg:x1="2.595cm" svg:y1="1.46cm" svg:x2="18.684cm" svg:y2="1.46cm">
          <text:p/>
        </draw:line>
        <draw:path draw:style-name="gr9" draw:text-style-name="P6" draw:layer="layout" svg:width="5.384cm" svg:height="1.141cm" svg:x="8.115cm" svg:y="0.108cm" svg:viewBox="0 0 5385 1142" svg:d="M70 1142h5245c47 0 70-23 70-70v-1001c0-47-23-71-70-71h-5245c-47 0-70 24-70 71v1001c0 47 23 70 70 70z">
          <text:p/>
        </draw:path>
        <draw:path draw:style-name="gr2" draw:text-style-name="P2" draw:layer="layout" svg:width="0.211cm" svg:height="0.211cm" svg:x="8.503cm" svg:y="0.319cm" svg:viewBox="0 0 212 212" svg:d="M0 212l212-212M0 0l212 212">
          <text:p/>
        </draw:path>
        <draw:frame draw:style-name="gr5" draw:text-style-name="P5" draw:layer="layout" svg:width="3.515cm" svg:height="0.412cm" draw:transform="rotate (1.5707963267949) translate (1.582cm 5.344cm)">
          <draw:text-box>
            <text:p text:style-name="P4"><text:span text:style-name="T1">Nivel lógico do sinal</text:span></text:p>
          </draw:text-box>
        </draw:frame>
        <draw:path draw:style-name="gr3" draw:text-style-name="P3" draw:layer="layout" svg:width="0.211cm" svg:height="0.212cm" svg:x="8.503cm" svg:y="0.836cm" svg:viewBox="0 0 212 213" svg:d="M106 213c28 0 55-11 75-31s31-47 31-76c0-28-11-55-31-75s-47-31-75-31c-29 0-56 11-75 31-20 20-31 47-31 75 0 29 11 56 31 76 19 20 46 31 75 31z">
          <text:p/>
        </draw:path>
        <draw:frame draw:style-name="gr5" draw:text-style-name="P5" draw:layer="layout" svg:width="4.116cm" svg:height="0.412cm" svg:x="9.244cm" svg:y="0.19cm">
          <draw:text-box>
            <text:p text:style-name="P4"><text:span text:style-name="T1">Amostras de referência</text:span></text:p>
          </draw:text-box>
        </draw:frame>
        <draw:frame draw:style-name="gr5" draw:text-style-name="P5" draw:layer="layout" svg:width="3.142cm" svg:height="0.412cm" svg:x="9.244cm" svg:y="0.708cm">
          <draw:text-box>
            <text:p text:style-name="P4"><text:span text:style-name="T1">Amostras de sin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stroke-dash draw:name="stroke-dash9" draw:style="rect" draw:dots1="1" draw:dots1-length="0.261cm" draw:distance="0.11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76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12-03T17:54:28.379626100</dc:date>
    <meta:editing-duration>P1DT21H40M59S</meta:editing-duration>
    <meta:editing-cycles>1</meta:editing-cycles>
    <meta:document-statistic meta:object-count="87"/>
    <meta:generator>LibreOffice/25.8.3.2$Windows_X86_64 LibreOffice_project/8ca8d55c161d602844f5428fa4b58097424e324e</meta:generator>
  </office:meta>
</office:document-meta>
</file>